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fo:padding-left="0cm" fo:padding-right="0cm" fo:padding-top="0cm" fo:padding-bottom="0.035cm" fo:border-left="none" fo:border-right="none" fo:border-top="0.018cm solid #000000" fo:border-bottom="0.018cm solid #000000"/>
    </style:style>
    <style:style style:name="P2" style:family="paragraph" style:parent-style-name="Standard">
      <style:paragraph-properties fo:text-align="justify" style:justify-single-word="false"/>
    </style:style>
    <style:style style:name="P3" style:family="paragraph" style:parent-style-name="Standard" style:list-style-name="WW8Num5">
      <style:paragraph-properties fo:margin-left="2.136cm" fo:margin-right="0cm" fo:text-align="justify" style:justify-single-word="false" fo:text-indent="-0.635cm" style:auto-text-indent="false"/>
    </style:style>
    <style:style style:name="P4" style:family="paragraph" style:parent-style-name="Heading_20_2">
      <style:paragraph-properties fo:text-align="justify" style:justify-single-word="false"/>
    </style:style>
    <style:style style:name="T1" style:family="text">
      <style:text-properties fo:font-style="normal" style:font-style-asian="normal"/>
    </style:style>
    <style:style style:name="T2" style:family="text">
      <style:text-properties fo:font-style="italic" style:font-style-asian="italic"/>
    </style:style>
    <style:style style:name="T3"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ite web du projet ILM</text:h>
      <text:p text:style-name="Heading_20_2">Description du projet</text:p>
      <text:p text:style-name="Standard">Le site web se veut la « vitrine » d’un projet scientifique en cours, regroupant une dizaine de chercheurs travaillant sur les documents législatifs arabes médiévaux</text:p>
      <text:p text:style-name="Standard">Un descriptif détaillé du projet scientifique, financé par un p<text:span text:style-name="Emphasis"><text:span text:style-name="T1">rojet européen ERC Advanced Grants est disponible sur le site web de l’IRHT : </text:span></text:span><text:a xlink:type="simple" xlink:href="http://www.irht.cnrs.fr/recherche/projet-ilm.htm"><text:span text:style-name="Internet_20_link">http://www.irht.cnrs.fr/recherche/projet-ilm.htm</text:span></text:a></text:p>
      <text:p text:style-name="P4">Objectifs du site</text:p>
      <text:p text:style-name="P2">Informer sur le projet et son état d’avancement (partie publique). Le site sera principalement actif pendant les 4 ans de durée de vie du projet. Ensuite, sera publiée la base de données résultant du projet, indépendamment du site web d’actualité.</text:p>
      <text:p text:style-name="P4">Types de documents à proposer</text:p>
      <text:list xml:id="list36358459" text:style-name="WW8Num5">
        <text:list-item>
          <text:p text:style-name="P3">Actualités (type blog mais sans commentaires pour la partie publique)</text:p>
        </text:list-item>
        <text:list-item>
          <text:p text:style-name="P3">Articles (classé selon des rubriques ou une nomenclature : ex. :« méthodologie »)</text:p>
        </text:list-item>
        <text:list-item>
          <text:p text:style-name="P3">Documents originaux commentés (textes, images originales de documents médiévaux)</text:p>
        </text:list-item>
        <text:list-item>
          <text:p text:style-name="P3">Bibliographie scientifique commentée.</text:p>
        </text:list-item>
        <text:list-item>
          <text:p text:style-name="P3">Liens institutionnels (IRHT, bibliothèques, partenaires scientifiques). Cette webographie sera séparée de la bibliographie.</text:p>
        </text:list-item>
        <text:list-item>
          <text:p text:style-name="P3">Présentation du projet et des porteurs du projet</text:p>
        </text:list-item>
      </text:list>
      <text:p text:style-name="P2">Intranet (rubrique accessible aux membres) pour partager des documents et des informations :</text:p>
      <text:list xml:id="list36354508" text:continue-numbering="true" text:style-name="WW8Num5">
        <text:list-item>
          <text:p text:style-name="P3">Infos de type blog, commentaires autorisés aux membres</text:p>
        </text:list-item>
        <text:list-item>
          <text:p text:style-name="P3">Documents de travail, commentaires autorisés aux membres, avec système de version archivées (« révisions » Drupal).</text:p>
        </text:list-item>
      </text:list>
      <text:p text:style-name="P4">Actualités / articles</text:p>
      <text:p text:style-name="Standard">Exemples de type d’informations proposées par le site : colloques, avancement du projet, problématiques de recherche, nouvelles publications. Pour les événements de la vie du groupe et du projet ainsi que pour les colloques on pourra envisager l’utilisation d’un module type Calendar.</text:p>
      <text:p text:style-name="P4">Bibliographie</text:p>
      <text:p text:style-name="P2">Pour la bibliographie, nous préconisons l’utilisation du module <text:span text:style-name="T2">Bibliography</text:span> (<text:a xlink:type="simple" xlink:href="http://drupal.org/project/biblio"><text:span text:style-name="Internet_20_link">http://drupal.org/project/biblio</text:span></text:a>). Le prestataire devra ajouter au moins deux styles de présentation de la bibliographie, d’une part selon des normes choisies par C. Müller, d’autre part selon les normes du site web de l’IRHT. Le style de présentation est un fichier PHP de type « biblio_style_classic.inc », classic étant le nom du style. Ce fichier comporte entre 50 et 100 ligne de code pour gérer la présentation des différents types de référence (livre, article, chapitre d’ouvrage, etc.).</text:p>
      <text:p text:style-name="P2">La bibliographie sera saisie par l’équipe du projet, et comportera au départ une centaine de titres. Elle sera indexée par mots clés, selon les thèmes de recherche de l’équipe (thésaurus à définir par l’équipe du projet).</text:p>
      <text:p text:style-name="Heading_20_2"><text:soft-page-break/>Charte graphique / templates</text:p>
      <text:p text:style-name="Standard">La présentation du site devra être créée à partir d’un thème existant, choisi par les porteurs du projet. La charte graphique devra aussi intégrer certains éléments des sites de l’IRHT (logos IRHT + CNRS, etc.). Le prestataire devra donc créer un thème nouveau, personnalisé selon les besoins du projet. La section arabe de l’IRHT fournira des éléments graphiques illustrant la spécificité du projet devant être intégrés à la charte ou pouvant inspirer le travail du graphiste/développeur (images, polices arabes, textes, miniatures médiévales représentant des documents, etc.)</text:p>
      <text:p text:style-name="Heading_20_2">Contraintes techniques</text:p>
      <text:p text:style-name="P2">Site web bilingue français-anglais (interface + contenu).</text:p>
      <text:p text:style-name="P2">Option du devis : une version arabe.</text:p>
      <text:p text:style-name="Standard"><text:span text:style-name="T3">Full Unicode</text:span> : le site devra supporter l’arabe classique et l’arabe translittéré en caractères latins pour les articles et documents. Les feuilles de style devront spécifier une liste de polices compatibles et lisibles à l’écran (liste de polices fournie par C. Müller). Le site devra aussi proposer en téléchargement une ou deux polices Unicode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line-height-at-least="0.423cm" fo:orphans="2" fo:widows="2" style:writing-mode="lr-tb"/>
      <style:text-properties style:use-window-font-color="true" style:font-name="Arial" fo:font-size="10pt" fo:language="fr" fo:country="FR" style:font-name-asian="Calibri"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212cm" fo:margin-bottom="0.635cm" fo:line-height="0.706cm" fo:text-align="center" style:justify-single-word="false" fo:orphans="0" fo:widows="0" fo:hyphenation-ladder-count="no-limit" fo:break-before="page" fo:padding-left="0cm" fo:padding-right="0cm" fo:padding-top="0.318cm" fo:padding-bottom="0.388cm" fo:border-left="none" fo:border-right="none" fo:border-top="0.018cm solid #000000" fo:border-bottom="0.018cm solid #000000" style:vertical-align="baseline"/>
      <style:text-properties fo:text-transform="uppercase" style:font-name="Perpetua Titling MT" fo:font-size="15pt" fo:letter-spacing="0.053cm" fo:font-weight="bold" style:font-name-asian="Lucida Sans Unicode1" style:font-size-asian="15pt" style:font-weight-asian="bold" style:font-size-complex="2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cm" fo:margin-right="0cm" fo:margin-top="1.058cm" fo:margin-bottom="0.106cm" fo:text-indent="0cm" style:auto-text-indent="false" fo:keep-with-next="always"/>
      <style:text-properties style:font-name="Perpetua Titling MT" fo:letter-spacing="0.014cm"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635cm" fo:margin-bottom="0.106cm" fo:line-height="0.529cm" fo:keep-with-next="always"/>
      <style:text-properties style:font-name="Georgia"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weight="bold" style:font-weight-asian="bold" style:font-size-complex="14pt" style:font-weight-complex="bold"/>
    </style:style>
    <style:style style:name="Style_20_Titre_20_1_20__2b__20_Gauche" style:display-name="Style Titre 1 + Gauche" style:family="paragraph" style:parent-style-name="Heading_20_1">
      <style:paragraph-properties fo:margin-top="0.212cm" fo:margin-bottom="0.212cm" fo:orphans="0" fo:widows="0" fo:hyphenation-ladder-count="no-limit" fo:break-before="page" fo:padding-left="0cm" fo:padding-right="0cm" fo:padding-top="0cm" fo:padding-bottom="0.388cm" fo:border-left="none" fo:border-right="none" fo:border-top="0.018cm solid #000000" fo:border-bottom="0.018cm solid #000000" fo:keep-with-next="auto" style:vertical-align="baseline"/>
      <style:text-properties fo:font-variant="normal" fo:text-transform="none" style:font-name="Palatino Linotype" fo:letter-spacing="0.053cm" style:letter-kerning="true" style:font-name-complex="Times New Roman" style:font-size-complex="10pt" fo:hyphenate="false" fo:hyphenation-remain-char-count="2" fo:hyphenation-push-char-count="2"/>
    </style:style>
    <style:style style:name="biblio" style:family="paragraph" style:parent-style-name="Standard">
      <style:paragraph-properties fo:margin-left="1.251cm" fo:margin-right="0cm" fo:text-align="start" style:justify-single-word="false" fo:text-indent="-1.251cm" style:auto-text-indent="false"/>
    </style:style>
    <style:style style:name="Footnote" style:family="paragraph" style:parent-style-name="Standard" style:list-style-name="WW8Num7" style:class="extra">
      <style:paragraph-properties fo:margin-top="0cm" fo:margin-bottom="0.212cm" fo:line-height="100%">
        <style:tab-stops>
          <style:tab-stop style:position="0.63cm"/>
        </style:tab-stops>
      </style:paragraph-properties>
      <style:text-properties fo:font-size="10pt" style:font-size-asian="10pt" style:font-size-complex="10pt"/>
    </style:style>
    <style:style style:name="Liste_20_à_20_puces" style:display-name="Liste à puces" style:family="paragraph" style:parent-style-name="Standard" style:list-style-name="WW8Num4">
      <style:paragraph-properties fo:margin-top="0.212cm" fo:margin-bottom="0.106cm" fo:line-height="0.529cm"/>
      <style:text-properties style:font-name="Times New Roman"/>
    </style:style>
    <style:style style:name="Style_20_Titre_20_1_20__2b__20_Interligne_20__3a__20_Exactement_20_21_20_pt" style:display-name="Style Titre 1 + Interligne : Exactement 21 pt" style:family="paragraph" style:parent-style-name="Heading_20_1" style:list-style-name="">
      <style:paragraph-properties fo:margin-left="0cm" fo:margin-right="0cm" fo:line-height="0.741cm" fo:text-indent="0cm" style:auto-text-indent="false" fo:padding-left="0cm" fo:padding-right="0cm" fo:padding-top="0.035cm" fo:padding-bottom="0cm" fo:border-left="none" fo:border-right="none" fo:border-top="0.018cm solid #000000" fo:border-bottom="0.018cm solid #000000"/>
      <style:text-properties style:font-name-asian="Times New Roman" style:font-size-complex="10pt"/>
    </style:style>
    <style:style style:name="Style_20_Style_20_Titre_20_1_20__2b__20_Interligne_20__3a__20_Exactement_20_21_20_pt_20__2b__20_Italique" style:display-name="Style Style Titre 1 + Interligne : Exactement 21 pt + Italique" style:family="paragraph" style:parent-style-name="Style_20_Titre_20_1_20__2b__20_Interligne_20__3a__20_Exactement_20_21_20_pt">
      <style:paragraph-properties fo:padding-left="0cm" fo:padding-right="0cm" fo:padding-top="0.353cm" fo:padding-bottom="0cm" fo:border-left="none" fo:border-right="none" fo:border-top="0.018cm solid #000000" fo:border-bottom="0.018cm solid #000000"/>
      <style:text-properties fo:font-style="italic" style:font-style-asian="italic" style:font-style-complex="italic"/>
    </style:style>
    <style:style style:name="bloc-marque" style:family="paragraph" style:parent-style-name="Standard">
      <style:paragraph-properties fo:margin-left="0.501cm" fo:margin-right="0cm" fo:line-height="0.282cm" fo:text-align="start" style:justify-single-word="false" fo:text-indent="0cm" style:auto-text-indent="false"/>
      <style:text-properties style:font-name="Arial Narrow" fo:font-size="7pt" style:font-size-asian="7pt"/>
    </style:style>
    <style:style style:name="bloc-marqueurl" style:family="paragraph" style:parent-style-name="bloc-marque">
      <style:paragraph-properties fo:margin-left="0cm" fo:margin-right="0cm" fo:text-indent="0cm" style:auto-text-indent="false"/>
      <style:text-properties fo:font-size="11pt" style:font-size-asian="11pt"/>
    </style:style>
    <style:style style:name="bloc-marque-institut" style:family="paragraph" style:parent-style-name="bloc-marque" style:next-style-name="bloc-marque-url">
      <style:paragraph-properties fo:margin-left="0cm" fo:margin-right="0cm" fo:text-indent="0cm" style:auto-text-indent="false"/>
      <style:text-properties fo:color="#62c4dd" fo:font-size="8pt" style:font-size-asian="8pt"/>
    </style:style>
    <style:style style:name="Header" style:family="paragraph" style:parent-style-name="Standard" style:class="extra">
      <style:paragraph-properties fo:margin-top="0cm" fo:margin-bottom="0.212cm" fo:text-align="start" style:justify-single-word="false">
        <style:tab-stops>
          <style:tab-stop style:position="8.001cm" style:type="center"/>
          <style:tab-stop style:position="16.002cm" style:type="right"/>
        </style:tab-stops>
      </style:paragraph-properties>
      <style:text-properties fo:font-size="9pt" style:font-size-asian="9pt"/>
    </style:style>
    <style:style style:name="lieu-date" style:family="paragraph" style:parent-style-name="Standard">
      <style:paragraph-properties fo:margin-top="1.058cm" fo:margin-bottom="0.212cm" fo:text-align="end" style:justify-single-word="false"/>
    </style:style>
    <style:style style:name="chers" style:family="paragraph" style:parent-style-name="Standard">
      <style:paragraph-properties fo:margin-top="0.423cm" fo:margin-bottom="1.27cm"/>
    </style:style>
    <style:style style:name="signature" style:family="paragraph" style:parent-style-name="Standard">
      <style:paragraph-properties fo:margin-top="1.27cm" fo:margin-bottom="0.212cm" fo:text-align="center" style:justify-single-word="false"/>
    </style:style>
    <style:style style:name="bloc-marque-url" style:family="paragraph" style:parent-style-name="bloc-marque">
      <style:paragraph-properties fo:margin-left="0cm" fo:margin-right="0cm" fo:text-indent="0cm" style:auto-text-indent="false"/>
      <style:text-properties fo:font-size="11pt" style:font-size-asian="11pt"/>
    </style:style>
    <style:style style:name="tutelle" style:family="paragraph" style:parent-style-name="bloc-marque">
      <style:paragraph-properties fo:margin-left="0cm" fo:margin-right="0cm" fo:text-indent="0cm" style:auto-text-indent="false"/>
      <style:text-properties fo:font-size="8pt" style:font-size-asian="8pt" style:font-size-complex="8pt"/>
    </style:style>
    <style:style style:name="WW8Num1z0" style:family="text">
      <style:text-properties style:font-name="Symbol"/>
    </style:style>
    <style:style style:name="WW8Num3z0" style:family="text">
      <style:text-properties style:font-name="Garamond"/>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Garamond"/>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Garamond"/>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Arial" style:font-name-asian="Calibri" style:font-name-complex="Aria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Police_20_par_20_défaut" style:display-name="Police par défaut" style:family="text"/>
    <style:style style:name="code" style:family="text" style:parent-style-name="Police_20_par_20_défaut">
      <style:text-properties style:font-name="Courier New" fo:font-size="9.5pt" style:font-size-asian="9.5pt"/>
    </style:style>
    <style:style style:name="bloc-marque-titre" style:family="text">
      <style:text-properties fo:font-size="11pt" style:font-size-asian="11pt"/>
    </style:style>
    <style:style style:name="_20_Car_20_Car1" style:display-name=" Car Car1" style:family="text" style:parent-style-name="Police_20_par_20_défaut">
      <style:text-properties fo:text-transform="uppercase" style:font-name="Perpetua Titling MT" fo:font-size="15pt" fo:letter-spacing="0.053cm" fo:language="fr" fo:country="FR" fo:font-weight="bold" style:font-name-asian="Lucida Sans Unicode1" style:font-size-asian="15pt" style:font-weight-asian="bold" style:font-size-complex="24pt" style:language-complex="ar" style:country-complex="SA"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Garamond"/>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Garamond"/>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Garamond"/>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ITE WEB DU PROJET ERC</dc:title>
    <meta:initial-creator>Buquet</meta:initial-creator>
    <meta:creation-date>2009-02-18T16:17:00</meta:creation-date>
    <dc:creator>walter</dc:creator>
    <dc:date>2009-02-18T16:20:00</dc:date>
    <meta:editing-cycles>3</meta:editing-cycles>
    <meta:editing-duration>PT00H03M00S</meta:editing-duration>
    <meta:document-statistic meta:table-count="0" meta:image-count="0" meta:object-count="0" meta:page-count="2" meta:paragraph-count="27" meta:word-count="535" meta:character-count="3581"/>
    <meta:generator>OpenOffice.org/3.0$Win32 OpenOffice.org_project/300m9$Build-9358</meta:generator>
  </office:meta>
</office:document-meta>
</file>